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4af" officeooo:paragraph-rsid="001e14af"/>
    </style:style>
    <style:style style:name="P2" style:family="paragraph" style:parent-style-name="Standard">
      <style:text-properties officeooo:rsid="001e14af" officeooo:paragraph-rsid="001f82e0"/>
    </style:style>
    <style:style style:name="P3" style:family="paragraph" style:parent-style-name="Standard">
      <style:paragraph-properties fo:break-before="page"/>
      <style:text-properties officeooo:rsid="001e14af" officeooo:paragraph-rsid="001e14af"/>
    </style:style>
    <style:style style:name="T1" style:family="text">
      <style:text-properties officeooo:rsid="001f7a86"/>
    </style:style>
    <style:style style:name="T2" style:family="text">
      <style:text-properties officeooo:rsid="001f82e0"/>
    </style:style>
    <style:style style:name="T3" style:family="text">
      <style:text-properties officeooo:rsid="0020ee26"/>
    </style:style>
    <style:style style:name="T4" style:family="text">
      <style:text-properties officeooo:rsid="0022a50c"/>
    </style:style>
    <style:style style:name="T5" style:family="text">
      <style:text-properties officeooo:rsid="002433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408 #1-63; </text:p>
      <text:p text:style-name="P1">1 <text:span text:style-name="T1">It is not useful to know confidence interval if population of successes is known</text:span></text:p>
      <text:p text:style-name="P1">3 <text:span text:style-name="T1">0.4</text:span></text:p>
      <text:p text:style-name="P1">5 <text:span text:style-name="T1">0</text:span>.<text:span text:style-name="T1">56</text:span></text:p>
      <text:p text:style-name="P1">7 <text:span text:style-name="T1">Zalpha/2 = 1.96; conditions met np &gt;=5 and n(1-p) &gt;=5; .21+-1.96 x sqrt(.2*.8/100) = 0.2 +- .0784</text:span></text:p>
      <text:p text:style-name="P1">9 <text:span text:style-name="T1">Z = 1.96; conditions met; .05+-1.96sqrt(.05*.95/100) = .05+-.04271721</text:span></text:p>
      <text:p text:style-name="P1">11 <text:span text:style-name="T1">1.645; conditions met</text:span></text:p>
      <text:p text:style-name="P1">13 <text:span text:style-name="T1">same</text:span></text:p>
      <text:p text:style-name="P1">15 <text:span text:style-name="T1">same</text:span></text:p>
      <text:p text:style-name="P1">17 <text:span text:style-name="T1">same</text:span></text:p>
      <text:p text:style-name="P1">19 <text:span text:style-name="T1">Z 1.96; conditions met; .40625 +- 1.96sqrt(.40625*.59375/64)</text:span></text:p>
      <text:p text:style-name="P1">21 <text:span text:style-name="T1">same</text:span></text:p>
      <text:p text:style-name="P1">23 <text:span text:style-name="T1">same</text:span></text:p>
      <text:p text:style-name="P1">25 <text:span text:style-name="T1">same</text:span></text:p>
      <text:p text:style-name="P1">27 <text:span text:style-name="T1">same</text:span></text:p>
      <text:p text:style-name="P1">29 <text:span text:style-name="T1">same</text:span></text:p>
      <text:p text:style-name="P1">31 </text:p>
      <text:p text:style-name="P1">33 </text:p>
      <text:p text:style-name="P2">35 <text:span text:style-name="T1">pn = 5 phat = .3 E = .03 = 1.96 * sqrt(.3*.7/n) </text:span><text:s/><text:span text:style-name="T2">n = 896</text:span> </text:p>
      <text:p text:style-name="P2">37 <text:span text:style-name="T2">same</text:span></text:p>
      <text:p text:style-name="P1">39 <text:span text:style-name="T2">same</text:span></text:p>
      <text:p text:style-name="P1">41 <text:span text:style-name="T2">n = (0.5 x 1.645/ .03)^2 </text:span></text:p>
      <text:p text:style-name="P1">43 <text:span text:style-name="T3">same</text:span></text:p>
      <text:p text:style-name="P1">45 <text:span text:style-name="T3">same</text:span></text:p>
      <text:p text:style-name="P1">47 <text:span text:style-name="T3">same</text:span></text:p>
      <text:p text:style-name="P1">49</text:p>
      <text:p text:style-name="P1">51</text:p>
      <text:p text:style-name="P1">53</text:p>
      <text:p text:style-name="P1">55</text:p>
      <text:p text:style-name="P1">57</text:p>
      <text:p text:style-name="P1">59</text:p>
      <text:p text:style-name="P1">61</text:p>
      <text:p text:style-name="P1">63</text:p>
      <text:p text:style-name="P1"/>
      <text:p text:style-name="P3">P.429 #1-23; </text:p>
      <text:p text:style-name="P1">1 <text:span text:style-name="T3">the null hypothesis is assumed to be true unless the sample evidence indicates that the alternative hypothesis is true instead. It represents what has been tentatively assumed about the value of the parameter. It is the status quo hypothesis. The alternative hypothesis represents an alternative claim about the value of the parameter. The researcher concludes that the alternative hypothesis is true only if the evidence provided <text:s/>by the sample data indicates that it is true</text:span></text:p>
      <text:p text:style-name="P1">3 <text:span text:style-name="T3">H0= miu = miu0; alternatives are miu &gt;miu0; miu &lt; miu0; miu =/= miu0 </text:span></text:p>
      <text:p text:style-name="P1">5 <text:span text:style-name="T3">type 1 is when false positive; type 2 is false negative</text:span></text:p>
      <text:p text:style-name="P1">7 <text:span text:style-name="T4">no, interval of confidence has not been defined</text:span></text:p>
      <text:p text:style-name="P1">9 </text:p>
      <text:p text:style-name="P1">11</text:p>
      <text:p text:style-name="P1">13</text:p>
      <text:p text:style-name="P1">15 </text:p>
      <text:p text:style-name="P1">17</text:p>
      <text:p text:style-name="P1">19</text:p>
      <text:p text:style-name="P1">21</text:p>
      <text:p text:style-name="P1">23</text:p>
      <text:p text:style-name="P1"/>
      <text:p text:style-name="P3">P.437 #1-47</text:p>
      <text:p text:style-name="P1">1</text:p>
      <text:p text:style-name="P1">3</text:p>
      <text:p text:style-name="P1">5</text:p>
      <text:p text:style-name="P1">7</text:p>
      <text:p text:style-name="P1">9 <text:span text:style-name="T4">Zdata = xbar – miu0 / (sigma/sqrt(n)) = 11 -10 = 1/ (5/5) = 1</text:span></text:p>
      <text:p text:style-name="P1">11 <text:span text:style-name="T5">same</text:span></text:p>
      <text:p text:style-name="P1">13 <text:span text:style-name="T5">same</text:span></text:p>
      <text:p text:style-name="P1">15 <text:span text:style-name="T5">same</text:span></text:p>
      <text:p text:style-name="P1">17 <text:span text:style-name="T5">Zcrit = 1.28</text:span></text:p>
      <text:p text:style-name="P1">19 <text:span text:style-name="T5">same</text:span></text:p>
      <text:p text:style-name="P1">21 <text:span text:style-name="T5">same</text:span></text:p>
      <text:p text:style-name="P1">23 <text:span text:style-name="T5">same</text:span></text:p>
      <text:p text:style-name="P1">25 <text:span text:style-name="T5">Zcrit increases; region decreases</text:span></text:p>
      <text:p text:style-name="P1">27 <text:span text:style-name="T5">H0 prevails</text:span></text:p>
      <text:p text:style-name="P1">29</text:p>
      <text:p text:style-name="P1">31</text:p>
      <text:p text:style-name="P1">33</text:p>
      <text:p text:style-name="P1">35</text:p>
      <text:p text:style-name="P1">37</text:p>
      <text:p text:style-name="P1">39</text:p>
      <text:p text:style-name="P1">41</text:p>
      <text:p text:style-name="P1">43</text:p>
      <text:p text:style-name="P1">45</text:p>
      <text:p text:style-name="P1">4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tto </meta:initial-creator>
    <meta:creation-date>2016-05-30T18:11:24.499154794</meta:creation-date>
    <dc:date>2016-05-30T19:45:28.545093387</dc:date>
    <dc:creator>otto </dc:creator>
    <meta:editing-duration>PT5M16S</meta:editing-duration>
    <meta:editing-cycles>1</meta:editing-cycles>
    <meta:document-statistic meta:table-count="0" meta:image-count="0" meta:object-count="0" meta:page-count="3" meta:paragraph-count="71" meta:word-count="297" meta:character-count="1454" meta:non-whitespace-character-count="1216"/>
    <meta:generator>LibreOffice/4.2.8.2$Linux_X86_64 LibreOffice_project/420m0$Build-2</meta:generator>
  </office:meta>
</office:document-meta>
</file>